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Ubuntu1" svg:font-family="Ubuntu"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5da3a" officeooo:paragraph-rsid="0015da3a"/>
    </style:style>
    <style:style style:name="P2" style:family="paragraph" style:parent-style-name="Standard">
      <style:paragraph-properties fo:text-align="justify" style:justify-single-word="false"/>
      <style:text-properties fo:font-weight="bold" officeooo:rsid="0015da3a" officeooo:paragraph-rsid="0015da3a" style:font-weight-asian="bold" style:font-weight-complex="bold"/>
    </style:style>
    <style:style style:name="P3" style:family="paragraph" style:parent-style-name="Standard">
      <style:paragraph-properties fo:text-align="justify" style:justify-single-word="false"/>
      <style:text-properties fo:font-weight="bold" officeooo:rsid="0017cbd4" officeooo:paragraph-rsid="0017cbd4" style:font-weight-asian="bold" style:font-weight-complex="bold"/>
    </style:style>
    <style:style style:name="P4" style:family="paragraph" style:parent-style-name="Standard">
      <style:paragraph-properties fo:text-align="justify" style:justify-single-word="false"/>
      <style:text-properties fo:font-weight="normal" officeooo:rsid="0015da3a" officeooo:paragraph-rsid="0015da3a" style:font-weight-asian="normal" style:font-weight-complex="normal"/>
    </style:style>
    <style:style style:name="P5" style:family="paragraph" style:parent-style-name="Standard">
      <style:paragraph-properties fo:text-align="justify" style:justify-single-word="false"/>
      <style:text-properties fo:font-weight="normal" officeooo:rsid="0016e805" officeooo:paragraph-rsid="0016e805" style:font-weight-asian="normal" style:font-weight-complex="normal"/>
    </style:style>
    <style:style style:name="P6" style:family="paragraph" style:parent-style-name="Standard">
      <style:paragraph-properties fo:text-align="justify" style:justify-single-word="false"/>
      <style:text-properties fo:font-weight="normal" officeooo:rsid="0017cbd4" officeooo:paragraph-rsid="0017cbd4" style:font-weight-asian="normal" style:font-weight-complex="normal"/>
    </style:style>
    <style:style style:name="P7" style:family="paragraph" style:parent-style-name="Standard">
      <style:paragraph-properties fo:text-align="center" style:justify-single-word="false"/>
      <style:text-properties fo:color="#000000" fo:font-size="13pt" style:text-underline-style="solid" style:text-underline-width="auto" style:text-underline-color="font-color" fo:font-weight="bold" officeooo:rsid="0015da3a" officeooo:paragraph-rsid="0015da3a" style:font-size-asian="13pt" style:font-weight-asian="bold" style:font-size-complex="13pt" style:font-weight-complex="bold"/>
    </style:style>
    <style:style style:name="P8" style:family="paragraph" style:parent-style-name="Standard">
      <style:paragraph-properties fo:text-align="justify" style:justify-single-word="false"/>
      <style:text-properties fo:font-variant="normal" fo:text-transform="none" fo:color="#000000" style:font-name="Ubuntu1" fo:font-size="10.5pt" fo:letter-spacing="normal" fo:font-style="normal" fo:font-weight="normal" officeooo:paragraph-rsid="0017cbd4" style:font-size-asian="10.5pt" style:font-size-complex="10.5pt"/>
    </style:style>
    <style:style style:name="P9" style:family="paragraph" style:parent-style-name="Standard">
      <style:paragraph-properties fo:text-align="justify" style:justify-single-word="false"/>
      <style:text-properties fo:font-variant="normal" fo:text-transform="none" fo:color="#000000" style:font-name="Ubuntu1" fo:font-size="10.5pt" fo:letter-spacing="normal" fo:font-style="normal" fo:font-weight="normal" officeooo:rsid="00180f98" officeooo:paragraph-rsid="00180f98" style:font-size-asian="10.5pt" style:font-size-complex="10.5pt"/>
    </style:style>
    <style:style style:name="P10" style:family="paragraph" style:parent-style-name="Standard">
      <style:paragraph-properties fo:text-align="justify" style:justify-single-word="false"/>
      <style:text-properties fo:font-variant="normal" fo:text-transform="none" fo:color="#5565af" style:font-name="Ubuntu1" fo:font-size="10.5pt" fo:letter-spacing="normal" fo:font-style="normal" fo:font-weight="normal" officeooo:rsid="00180f98" officeooo:paragraph-rsid="00180f98" style:font-size-asian="10.5pt" style:font-size-complex="10.5pt"/>
    </style:style>
    <style:style style:name="P11" style:family="paragraph" style:parent-style-name="Standard">
      <style:paragraph-properties fo:text-align="justify" style:justify-single-word="false"/>
      <style:text-properties fo:font-variant="normal" fo:text-transform="none" fo:color="#5565af" style:font-name="Ubuntu1" fo:font-size="10.5pt" fo:letter-spacing="normal" fo:font-style="normal" fo:font-weight="bold" officeooo:rsid="00180f98" officeooo:paragraph-rsid="00180f98" style:font-size-asian="10.5pt" style:font-weight-asian="bold" style:font-size-complex="10.5pt" style:font-weight-complex="bold"/>
    </style:style>
    <style:style style:name="P12" style:family="paragraph" style:parent-style-name="Standard">
      <style:paragraph-properties fo:text-align="justify" style:justify-single-word="false"/>
      <style:text-properties fo:color="#5565af" fo:font-weight="bold" officeooo:rsid="0015da3a" officeooo:paragraph-rsid="0015da3a" style:font-weight-asian="bold" style:font-weight-complex="bold"/>
    </style:style>
    <style:style style:name="P13" style:family="paragraph" style:parent-style-name="Standard" style:list-style-name="L1">
      <style:paragraph-properties fo:text-align="justify" style:justify-single-word="false"/>
      <style:text-properties fo:font-weight="normal" officeooo:rsid="0015da3a" officeooo:paragraph-rsid="0015da3a" style:font-weight-asian="normal" style:font-weight-complex="normal"/>
    </style:style>
    <style:style style:name="P14" style:family="paragraph" style:parent-style-name="Standard" style:list-style-name="L2">
      <style:paragraph-properties fo:text-align="justify" style:justify-single-word="false"/>
      <style:text-properties fo:font-weight="normal" officeooo:rsid="0015da3a" officeooo:paragraph-rsid="0015da3a" style:font-weight-asian="normal" style:font-weight-complex="normal"/>
    </style:style>
    <style:style style:name="P15" style:family="paragraph" style:parent-style-name="Standard" style:list-style-name="L2">
      <style:paragraph-properties fo:text-align="justify" style:justify-single-word="false"/>
      <style:text-properties fo:font-weight="normal" officeooo:rsid="0016e805" officeooo:paragraph-rsid="0016e805" style:font-weight-asian="normal" style:font-weight-complex="normal"/>
    </style:style>
    <style:style style:name="P16" style:family="paragraph" style:parent-style-name="Standard" style:list-style-name="L2">
      <style:paragraph-properties fo:text-align="justify" style:justify-single-word="false"/>
      <style:text-properties fo:font-weight="normal" officeooo:rsid="00191e85" officeooo:paragraph-rsid="00191e85" style:font-weight-asian="normal" style:font-weight-complex="normal"/>
    </style:style>
    <style:style style:name="P17" style:family="paragraph" style:parent-style-name="Standard" style:list-style-name="L3">
      <style:paragraph-properties fo:text-align="justify" style:justify-single-word="false"/>
      <style:text-properties fo:font-variant="normal" fo:text-transform="none" fo:color="#000000" style:font-name="Ubuntu1" fo:font-size="10.5pt" fo:letter-spacing="normal" fo:font-style="normal" fo:font-weight="normal" officeooo:paragraph-rsid="0017cbd4" style:font-size-asian="10.5pt" style:font-size-complex="10.5pt"/>
    </style:style>
    <style:style style:name="P18" style:family="paragraph" style:parent-style-name="Standard" style:list-style-name="L4">
      <style:paragraph-properties fo:text-align="justify" style:justify-single-word="false"/>
      <style:text-properties fo:font-variant="normal" fo:text-transform="none" fo:color="#000000" style:font-name="Ubuntu1" fo:font-size="10.5pt" fo:letter-spacing="normal" fo:font-style="normal" fo:font-weight="normal" officeooo:rsid="00180f98" officeooo:paragraph-rsid="00180f98" style:font-size-asian="10.5pt" style:font-size-complex="10.5pt"/>
    </style:style>
    <style:style style:name="T1" style:family="text">
      <style:text-properties fo:font-weight="bold" style:font-weight-asian="bold" style:font-weight-complex="bold"/>
    </style:style>
    <style:style style:name="T2" style:family="text">
      <style:text-properties officeooo:rsid="0016e805"/>
    </style:style>
    <style:style style:name="T3" style:family="text">
      <style:text-properties officeooo:rsid="0017cbd4"/>
    </style:style>
    <style:style style:name="T4" style:family="text">
      <style:text-properties officeooo:rsid="001a21e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3.097cm" draw:z-index="0">
        <draw:text-box fo:min-height="0.041cm">
          <text:p text:style-name="Text_20_body"/>
        </draw:text-box>
      </draw:frame>
      <text:p text:style-name="P7">The basics of learning “odeint” in python in solving the differential equation:</text:p>
      <text:p text:style-name="P2"/>
      <text:p text:style-name="P2"/>
      <text:p text:style-name="P1">Here i have introduced two example, one from scipy socumentatino website and another one from some random website (which actually good and the exmple run very good).</text:p>
      <text:p text:style-name="P1"/>
      <text:p text:style-name="P1"/>
      <text:p text:style-name="P2">Example 1:</text:p>
      <text:p text:style-name="P2"/>
      <text:p text:style-name="P4">The second order differential equation for the angle theta of a pendulum acted on by gravity with friction can be written:</text:p>
      <text:p text:style-name="P4"/>
      <text:p text:style-name="P4"><text:tab/><text:tab/>theta''(t) + b*theta'(t) + c*sin(theta(t)) = 0</text:p>
      <text:p text:style-name="P4"/>
      <text:p text:style-name="P4">where b and c are positive constants, and a prime (‘) denotes a derivative. To solve this equation with odeint, we must first convert it to a system of first order equations. By defining the angular velocity <text:span text:style-name="T1">omega(t) = theta'(t</text:span>), we obtain the system:</text:p>
      <text:p text:style-name="P4"/>
      <text:p text:style-name="P4"><text:tab/><text:tab/>theta'(t) = omega(t)</text:p>
      <text:p text:style-name="P4"><text:tab/><text:tab/>omega'(t) = -b*omega(t) - c*sin(theta(t))</text:p>
      <text:p text:style-name="P4"/>
      <text:p text:style-name="P4">Let y be the vector [theta, omega]. We implement this system in python as:</text:p>
      <text:p text:style-name="P2"/>
      <text:list xml:id="list3815564799" text:style-name="L1">
        <text:list-item>
          <text:p text:style-name="P13">from scipy.integrate import odeint</text:p>
        </text:list-item>
        <text:list-item>
          <text:p text:style-name="P13">import numpy as np</text:p>
        </text:list-item>
        <text:list-item>
          <text:p text:style-name="P13">import matplotlib.pyplot as plt</text:p>
        </text:list-item>
        <text:list-item>
          <text:p text:style-name="P13"/>
        </text:list-item>
        <text:list-item>
          <text:p text:style-name="P13">def pend(y, t, b, <text:s/>c):</text:p>
        </text:list-item>
        <text:list-item>
          <text:p text:style-name="P13"><text:s text:c="4"/>theta, omega = y</text:p>
        </text:list-item>
        <text:list-item>
          <text:p text:style-name="P13"><text:s text:c="4"/>dydt = [omega, -b * omega -c * np.sin(theta)]</text:p>
        </text:list-item>
        <text:list-item>
          <text:p text:style-name="P13"><text:s text:c="4"/>return dydt</text:p>
        </text:list-item>
        <text:list-item>
          <text:p text:style-name="P13"/>
        </text:list-item>
        <text:list-item>
          <text:p text:style-name="P13">b = 0.2</text:p>
        </text:list-item>
        <text:list-item>
          <text:p text:style-name="P13">c = 5.0</text:p>
        </text:list-item>
        <text:list-item>
          <text:p text:style-name="P13"/>
        </text:list-item>
        <text:list-item>
          <text:p text:style-name="P13">y0 = [np.pi -1, 0.0]</text:p>
        </text:list-item>
        <text:list-item>
          <text:p text:style-name="P13">t = np.linspace(0,10,100)</text:p>
        </text:list-item>
        <text:list-item>
          <text:p text:style-name="P13"/>
        </text:list-item>
        <text:list-item>
          <text:p text:style-name="P13">sol = odeint(pend, y0, t , args = (b,c))</text:p>
        </text:list-item>
        <text:list-item>
          <text:p text:style-name="P13"/>
        </text:list-item>
        <text:list-item>
          <text:p text:style-name="P13">plt.plot(t, sol[:,0])</text:p>
        </text:list-item>
        <text:list-item>
          <text:p text:style-name="P13">plt.grid()</text:p>
        </text:list-item>
        <text:list-item>
          <text:p text:style-name="P13">plt.show()</text:p>
        </text:list-item>
      </text:list>
      <text:p text:style-name="P4"/>
      <text:p text:style-name="P12"><text:span text:style-name="T4">E</text:span>xplanation:</text:p>
      <text:p text:style-name="P4"/>
      <text:list xml:id="list4185033403" text:style-name="L2">
        <text:list-item>
          <text:p text:style-name="P14">In line 5-8 a funciton, named “pend” is <text:span text:style-name="T2">defined. The function returns “dydt” , here it has <text:s/>to keep in mind that dydt conatains to coloum of data, one is “omega” and another one is “omega’ “ which is derivative of “omega”.</text:span></text:p>
        </text:list-item>
        <text:list-item>
          <text:p text:style-name="P15">In line 13, <text:s/>for initial conditions, we assume the pendulum is nearly vertical with theta(0) = pi – 0.1, and is initially at rest, so omega(0) = 0.</text:p>
        </text:list-item>
        <text:list-item>
          <text:p text:style-name="P15">In line 14, we will generate a solution at 101 evenly spaced samples in the interval t = <text:s/>0 to 10.</text:p>
        </text:list-item>
        <text:list-item>
          <text:p text:style-name="P15">Next is the most important, here “sol” is the solution of the equation. In the “odeint” function, “pend” is the input function <text:s/>(which is basically dydt), initial condition, time and some parameters needed to read as “args”.</text:p>
        </text:list-item>
        <text:list-item>
          <text:p text:style-name="P15">The solution or “sol” has very intersiting feature here. It conatians two columns. First one is for “theta” and the second one is for “omega”. <text:span text:style-name="T3">The result contains two column of data, because in line 7, “dydt” was written as array with “omega” and “omega’ ” equation. So logically when “odeint” works on it, the result comes out as “theta” and ”omega” data.</text:span></text:p>
        </text:list-item>
        <text:list-item>
          <text:p text:style-name="P16">Keeping mind, here “omega” and “theta” is varying which is initiated at line 6 and 13. </text:p>
        </text:list-item>
        <text:list-item>
          <text:p text:style-name="P16"><text:soft-page-break/>The dynamics of the eqauation and the parameter “omega “ and “theta” is varying in itself “odeint”. Its not that much necessary to learn inside the oddeint funcition , which resides inside “scipy ” module of Python 2.7.</text:p>
        </text:list-item>
      </text:list>
      <text:p text:style-name="P5"/>
      <text:p text:style-name="P3">Example 2.</text:p>
      <text:p text:style-name="P3"/>
      <text:p text:style-name="P6">Here the differential equaiton is-</text:p>
      <text:p text:style-name="P6"/>
      <text:p text:style-name="P6"><text:tab/><text:tab/>dy(t) dt = - k * y(t)</text:p>
      <text:p text:style-name="P6"/>
      <text:p text:style-name="P6">The initial condition is y0 = 5.</text:p>
      <text:p text:style-name="P6"/>
      <text:list xml:id="list285410843" text:style-name="L3">
        <text:list-item>
          <text:p text:style-name="P17"># function that returns dy/dt</text:p>
        </text:list-item>
        <text:list-item>
          <text:p text:style-name="P17">def model(y,t):</text:p>
        </text:list-item>
        <text:list-item>
          <text:p text:style-name="P17"><text:s text:c="4"/>k = 0.3</text:p>
        </text:list-item>
        <text:list-item>
          <text:p text:style-name="P17"><text:s text:c="4"/>dydt = -k * y</text:p>
        </text:list-item>
        <text:list-item>
          <text:p text:style-name="P17"><text:s text:c="4"/>return dydt</text:p>
        </text:list-item>
        <text:list-item>
          <text:p text:style-name="P17"/>
        </text:list-item>
        <text:list-item>
          <text:p text:style-name="P17"># initial condition</text:p>
        </text:list-item>
        <text:list-item>
          <text:p text:style-name="P17">y0 = 5</text:p>
        </text:list-item>
        <text:list-item>
          <text:p text:style-name="P17"/>
        </text:list-item>
        <text:list-item>
          <text:p text:style-name="P17"># time points</text:p>
        </text:list-item>
        <text:list-item>
          <text:p text:style-name="P17">t = np.linspace(0,20)</text:p>
        </text:list-item>
        <text:list-item>
          <text:p text:style-name="P17"/>
        </text:list-item>
        <text:list-item>
          <text:p text:style-name="P17"># solve ODE</text:p>
        </text:list-item>
        <text:list-item>
          <text:p text:style-name="P17">y = odeint(model,y0,t)</text:p>
        </text:list-item>
        <text:list-item>
          <text:p text:style-name="P17"/>
        </text:list-item>
        <text:list-item>
          <text:p text:style-name="P17"># plot results</text:p>
        </text:list-item>
        <text:list-item>
          <text:p text:style-name="P17">plt.plot(t,y)</text:p>
        </text:list-item>
        <text:list-item>
          <text:p text:style-name="P17">plt.xlabel('time')</text:p>
        </text:list-item>
        <text:list-item>
          <text:p text:style-name="P17">plt.ylabel('y(t)')</text:p>
        </text:list-item>
        <text:list-item>
          <text:p text:style-name="P17">plt.grid()</text:p>
        </text:list-item>
        <text:list-item>
          <text:p text:style-name="P17">plt.show()</text:p>
        </text:list-item>
      </text:list>
      <text:p text:style-name="P8"/>
      <text:p text:style-name="P8"/>
      <text:p text:style-name="P9">This is very simple example with first order differential equation. </text:p>
      <text:p text:style-name="P9"/>
      <text:p text:style-name="P11">Explanation:</text:p>
      <text:p text:style-name="P10"/>
      <text:list xml:id="list1804861053" text:style-name="L4">
        <text:list-item>
          <text:p text:style-name="P18">In line 2, a funciton “model” is defined which gives dydt in return,</text:p>
        </text:list-item>
        <text:list-item>
          <text:p text:style-name="P18">In line 14, the solution is “y”. The “odeint” takes the function “model” , the initial condition, time as inputs.</text:p>
        </text:list-item>
        <text:list-item>
          <text:p text:style-name="P18">In line 4, “dydt ” was declared by single variable and single valued (basically this means that there is only one columm of data). Thus at line 14, “odeint” gives only one column of data which is “y”.</text:p>
        </text:list-item>
        <text:list-item>
          <text:p text:style-name="P18">Next and rest part of the code is simple matplotlib plotting of data with variaiton with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Ubuntu1" svg:font-family="Ubuntu"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Ubuntu" fo:font-size="10.5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0.5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0.5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0.5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8:04:20.426010221</meta:creation-date>
    <dc:date>2019-10-16T06:15:18.882206362</dc:date>
    <meta:editing-duration>PT37M50S</meta:editing-duration>
    <meta:editing-cycles>6</meta:editing-cycles>
    <meta:generator>LibreOffice/6.0.7.3$Linux_X86_64 LibreOffice_project/00m0$Build-3</meta:generator>
    <meta:document-statistic meta:table-count="0" meta:image-count="0" meta:object-count="0" meta:page-count="2" meta:paragraph-count="68" meta:word-count="654" meta:character-count="3551" meta:non-whitespace-character-count="2968"/>
  </office:meta>
</office:document-meta>
</file>